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42684" officeooo:paragraph-rsid="00042684"/>
    </style:style>
    <style:style style:name="P2" style:family="paragraph" style:parent-style-name="Standard">
      <style:paragraph-properties fo:text-align="center" style:justify-single-word="false"/>
      <style:text-properties fo:font-size="18pt" officeooo:rsid="00042684" officeooo:paragraph-rsid="00042684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042684" officeooo:paragraph-rsid="00042684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el Gould</text:p>
      <text:p text:style-name="P1">3/15/18</text:p>
      <text:p text:style-name="P1">CS-288</text:p>
      <text:p text:style-name="P1"/>
      <text:p text:style-name="P2">Homework 4</text:p>
      <text:p text:style-name="P2"/>
      <text:p text:style-name="P3">1.<text:tab/>(a) “.+raven”</text:p>
      <text:p text:style-name="P3"><text:tab/>(b) “^$”</text:p>
      <text:p text:style-name="P3"><text:tab/>(c) “.{40,}</text:p>
      <text:p text:style-name="P3"><text:tab/>(d) “^[^A-Za-z0-9 ]+$”</text:p>
      <text:p text:style-name="P3"><text:tab/>(e) “^[^A-Z].*[A-Z]”</text:p>
      <text:p text:style-name="P3"><text:tab/>(f) “p.*p.*ore”</text:p>
      <text:p text:style-name="P3"><text:tab/>(g) “(.) \1”</text:p>
      <text:p text:style-name="P3"><text:tab/>(h) “(.)\1.*(.)\2.*(.)\3”</text:p>
      <text:p text:style-name="P3"><text:tab/>(i) “([A-Za-z])([A-Za-z])([A-Za-z])([A-Za-z])([A-Za-z])\5\4\3\2\1”</text:p>
      <text:p text:style-name="P3"/>
      <text:p text:style-name="P3">2.<text:tab/>(a) A|a.*Z|z</text:p>
      <text:p text:style-name="P3"><text:tab/>(b) ([0-9])\1\1\1\1|\1\1\1\1\1-\1\1\1\1</text:p>
      <text:p text:style-name="P3"><text:tab/>(c) [0-2]([0-9])\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00:16:47.911982065</meta:creation-date>
    <dc:date>2018-03-16T00:27:07.398600159</dc:date>
    <meta:editing-duration>PT9S</meta:editing-duration>
    <meta:editing-cycles>1</meta:editing-cycles>
    <meta:document-statistic meta:table-count="0" meta:image-count="0" meta:object-count="0" meta:page-count="1" meta:paragraph-count="16" meta:word-count="34" meta:character-count="313" meta:non-whitespace-character-count="285"/>
    <meta:generator>LibreOffice/5.1.6.2$Linux_X86_64 LibreOffice_project/10m0$Build-2</meta:generator>
  </office:meta>
</office:document-meta>
</file>